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double #000000" style:border-line-width="0in 0.0016in 0.0008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double #000000" style:border-line-width="0in 0.0016in 0.0008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</style:style>
    <style:style style:name="ce20" style:family="table-cell" style:parent-style-name="Default">
      <style:table-cell-properties fo:background-color="#99ff66" fo:border="0.06pt double #000000" style:border-line-width="0in 0.0016in 0.0008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number-columns-repeated="6" table:style-name="ce9"/>
          <table:covered-table-cell table:style-name="ce23"/>
          <table:table-cell table:style-name="ce23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9" table:number-columns-repeated="5"/>
          <table:table-cell table:style-name="ce23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6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/>
          <table:table-cell table:style-name="ce17" table:number-columns-repeated="5"/>
          <table:table-cell table:style-name="ce22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23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0"/>
          <table:table-cell table:style-name="ce19"/>
          <table:table-cell table:style-name="ce10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0"/>
          <table:table-cell table:style-name="ce19"/>
          <table:table-cell table:style-name="ce10"/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0"/>
          <table:table-cell table:style-name="ce19"/>
          <table:table-cell table:style-name="ce10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memman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1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0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0"/>
          <table:table-cell table:style-name="ce19"/>
          <table:table-cell table:style-name="ce10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14"/>
          <table:table-cell table:style-name="ce19"/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1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20"/>
          <table:table-cell table:style-name="ce19"/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19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1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0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0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0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19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16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1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14"/>
          <table:table-cell table:style-name="ce19"/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19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0" office:value-type="string" calcext:value-type="string">
            <text:p>vfs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0" office:value-type="string" calcext:value-type="string">
            <text:p>vfs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6:50:14.318838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18T16:44:05.768139041</dc:date>
    <meta:editing-duration>P10DT11H42M34S</meta:editing-duration>
    <meta:editing-cycles>45</meta:editing-cycles>
    <meta:document-statistic meta:table-count="1" meta:cell-count="850" meta:object-count="0"/>
  </office:meta>
</office:document-meta>
</file>